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  <style:font-face style:name="DejaVu Sans Mono" svg:font-family="DejaVu Sans Mono"/>
  </office:font-face-decls>
  <office:automatic-styles>
    <style:style style:family="text" style:name="T1" style:display-name="T1">
      <style:text-properties style:text-position="33%"/>
    </style:style>
    <style:style style:family="text" style:name="T2" style:display-name="T2">
      <style:text-properties style:font-name="Liberation Serif"/>
    </style:style>
    <style:style style:family="text" style:name="T3" style:display-name="T3">
      <style:text-properties fo:color="#000000" style:font-name="Liberation Serif" fo:font-size="12pt" fo:language="en" fo:country="US" fo:font-weight="normal"/>
    </style:style>
    <style:style style:family="text" style:name="T4" style:display-name="T4">
      <style:text-properties style:font-name="DejaVu Sans Mono" fo:font-size="9pt"/>
    </style:style>
    <style:style style:family="text" style:name="T5" style:display-name="T5">
      <style:text-properties style:font-name="DejaVu Sans Mono" fo:font-size="10pt"/>
    </style:style>
    <style:style style:family="paragraph" style:name="P5" style:display-name="P5" style:parent-style-name="Heading-3">
      <style:paragraph-properties fo:text-align="justify"/>
      <style:text-properties fo:color="#000000" fo:language="en" fo:country="US"/>
    </style:style>
    <style:style style:family="paragraph" style:name="P6" style:display-name="P6" style:parent-style-name="Normal">
      <style:paragraph-properties fo:text-align="justify"/>
      <style:text-properties fo:color="#000000" fo:font-size="12pt" fo:language="en" fo:country="US" fo:font-weight="normal"/>
    </style:style>
    <style:style style:family="paragraph" style:name="P7" style:display-name="P7" style:parent-style-name="Plain-Text">
      <style:paragraph-properties fo:text-align="justify"/>
      <style:text-properties fo:color="#000000" style:font-name="Liberation Serif" fo:font-size="12pt" fo:language="en" fo:country="US" fo:font-weight="normal"/>
    </style:style>
    <style:style style:family="paragraph" style:name="P8" style:display-name="P8" style:parent-style-name="Text-body">
      <style:paragraph-properties fo:text-align="left" style:writing-mode="lr"/>
    </style:style>
    <style:style style:family="paragraph" style:name="P9" style:display-name="P9" style:parent-style-name="Text-body">
      <style:paragraph-properties fo:text-align="justify"/>
      <style:text-properties fo:color="#000000" fo:language="en" fo:country="US"/>
    </style:style>
    <style:style style:family="paragraph" style:name="P1" style:display-name="P1" style:parent-style-name="Heading-1">
      <style:paragraph-properties fo:text-align="justify"/>
      <style:text-properties fo:color="#000000"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US"/>
    </style:style>
    <style:style style:family="paragraph" style:name="P3" style:display-name="P3" style:parent-style-name="Normal">
      <style:paragraph-properties fo:text-align="justify"/>
      <style:text-properties fo:color="#000000" fo:language="en" fo:country="US"/>
    </style:style>
    <style:style style:family="paragraph" style:name="P4" style:display-name="P4" style:parent-style-name="Normal">
      <style:paragraph-properties fo:text-align="left" style:writing-mode="lr"/>
      <style:text-properties fo:color="#000000"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 93: ‘cov’ function</text:p>
        <text:p text:style-name="P2"/>
        <text:p text:style-name="P3"/>
        <text:p text:style-name="P4">Version: 28 March 2013</text:p>
        <text:p text:style-name="P4">Author: Anders Holtsberg, Michael Baudin</text:p>
        <text:p text:style-name="P3">State: DRAFT</text:p>
        <text:p text:style-name="P3">Scilab-Version: Scilab 5.5.0</text:p>
        <text:p text:style-name="P3">Created: March 7<text:span text:style-name="T1">th</text:span>, 2013</text:p>
        <text:p text:style-name="P2"/>
        <text:p text:style-name="P3"/>
        <text:p text:style-name="P5">Abstract</text:p>
        <text:p text:style-name="P3">This document presents the new Scilab function “cov”, which deprecates “mvvacov” by adding a new feature.</text:p>
        <text:p text:style-name="P3"/>
        <text:p text:style-name="P5">Rationale</text:p>
        <text:p text:style-name="P6">﻿</text:p>
        <text:p text:style-name="P7"><text:span text:style-name="T2">The current ‘mvvacov’ function divides by ‘n’, providing the second moment about the mean.</text:span></text:p>
        <text:p text:style-name="P7"><text:span text:style-name="T2">It should also be possible to compute the best estimate of the covariance, by dividing by ‘n-1</text:span><text:span text:style-name="T3">’</text:span><text:span text:style-name="T2">.</text:span></text:p>
        <text:p text:style-name="P7"><text:span text:style-name="T2">In order to do this, we should add a ‘flag’ argument.</text:span></text:p>
        <text:p text:style-name="P7"><text:span text:style-name="T2">The default value, flag = 0, would divide by ‘n-1</text:span><text:span text:style-name="T3">’</text:span><text:span text:style-name="T2">, as in the variance function, providing the best estimate of the covariance matrix.</text:span></text:p>
        <text:p text:style-name="P7"><text:span text:style-name="T2">The value flag = 1 would divide by ‘n’, providing the second moment about the mean.</text:span></text:p>
        <text:p text:style-name="P6"/>
        <text:p text:style-name="P5">Technical aspects</text:p>
        <text:p text:style-name="P8">If x is a nobs-by-1 matrix, then cov(x) returns the variance of x, normalized by nobs-1.</text:p>
        <text:p text:style-name="P8"/>
        <text:p text:style-name="P8">If x is a nobs-by-nvar matrix, then cov(x) returns the nvar-by-nvar covariance matrix of the columns of x, normalized by nobs-1.</text:p>
        <text:p text:style-name="P8">Here, each column of x is a variable and each row of x is an observation.</text:p>
        <text:p text:style-name="P8"/>
        <text:p text:style-name="P8">If x and y are two nobs-by-1 matrices, then cov(x, y) returns the 2-by-2 covariance matrix of x and y, normalized by nobs-1, where nobs is the number of observations.</text:p>
        <text:p text:style-name="P8"/>
        <text:p text:style-name="P8">cov(x, 0) is the same as cov(x) and cov(x, y, 0) is the same as cov(x, y).</text:p>
        <text:p text:style-name="P8">In this case, if the population is from a normal distribution, then C is the best unbiased estimate of the covariance matrix.</text:p>
        <text:p text:style-name="P8"/>
        <text:p text:style-name="P8">cov(x, 1) and cov(x, y, 1) normalize by nobs.</text:p>
        <text:p text:style-name="P8">In this case, C is the second moment matrix of the observations about their mean.</text:p>
        <text:p text:style-name="P8"/>
        <text:p text:style-name="P8">The covariance of X and Y is defined by:</text:p>
        <text:p text:style-name="P8">Cov(X, Y) = E( (X-E(X)) (Y-E(Y))^T ) where E is the expectation.</text:p>
        <text:p text:style-name="P8"/>
        <text:p text:style-name="P8">This function is compatible with Matlab.</text:p>
        <text:p text:style-name="Normal"/>
        <text:p text:style-name="Heading-3">Example</text:p>
        <text:p text:style-name="P8"><text:span text:style-name="T4">x = [1; 2]; y = [3; 4];</text:span></text:p>
        <text:p text:style-name="P8"><text:span text:style-name="T4">C = cov(x, y)</text:span></text:p>
        <text:p text:style-name="P8"><text:span text:style-name="T4">expected = [0.5, 0.5; 0.5, 0.5];</text:span></text:p>
        <text:p text:style-name="P8"><text:span text:style-name="T4">C = cov([x, y])</text:span></text:p>
        <text:p text:style-name="P8"/>
        <text:p text:style-name="P8"><text:span text:style-name="T4">x = [230; 181; 165; 150; 97; 192; 181; 189; 172; 170];</text:span></text:p>
        <text:p text:style-name="P8"><text:span text:style-name="T4">y = [125; 99; 97; 115; 120; 100; 80; 90; 95; 125];</text:span></text:p>
        <text:p text:style-name="P8"><text:span text:style-name="T4">expected = [</text:span></text:p>
        <text:p text:style-name="P8"><text:span text:style-name="T4"> 1152.4556, -88.911111</text:span></text:p>
        <text:p text:style-name="P8"><text:span text:style-name="T4"> -88.911111, 244.26667</text:span></text:p>
        <text:p text:style-name="P8"><text:span text:style-name="T4">];</text:span></text:p>
        <text:p text:style-name="P8"><text:span text:style-name="T4">C = cov(x, y)</text:span></text:p>
        <text:p text:style-name="P8"><text:span text:style-name="T4">C = cov([x, y])</text:span></text:p>
        <text:p text:style-name="P8"/>
        <text:p text:style-name="P8"><text:span text:style-name="T4">// Source [3]</text:span></text:p>
        <text:p text:style-name="P8"><text:span text:style-name="T4">A = [</text:span></text:p>
        <text:p text:style-name="P8"><text:span text:style-name="T4"> 4.0 2.0 0.60</text:span></text:p>
        <text:p text:style-name="P8"><text:span text:style-name="T4"> 4.2 2.1 0.59</text:span></text:p>
        <text:p text:style-name="P8"><text:span text:style-name="T4"> 3.9 2.0 0.58</text:span></text:p>
        <text:p text:style-name="P8"><text:span text:style-name="T4"> 4.3 2.1 0.62</text:span></text:p>
        <text:p text:style-name="P8"><text:span text:style-name="T4"> 4.1 2.2 0.63</text:span></text:p>
        <text:p text:style-name="P8"><text:span text:style-name="T4">];</text:span></text:p>
        <text:p text:style-name="P8"><text:span text:style-name="T4">S = [</text:span></text:p>
        <text:p text:style-name="P8"><text:span text:style-name="T4"> 0.025 0.0075 0.00175</text:span></text:p>
        <text:p text:style-name="P8"><text:span text:style-name="T4"> 0.0075 0.007 0.00135</text:span></text:p>
        <text:p text:style-name="P8"><text:span text:style-name="T4"> 0.00175 0.00135 0.00043</text:span></text:p>
        <text:p text:style-name="P8"><text:span text:style-name="T4">];</text:span></text:p>
        <text:p text:style-name="P8"><text:span text:style-name="T4">C = cov(A) //</text:span></text:p>
        <text:p text:style-name="P8"/>
        <text:p text:style-name="Heading-3">Bibliography</text:p>
        <text:p text:style-name="P8"><text:tab/>http://en.wikipedia.org/wiki/Covariance_matrix</text:p>
        <text:p text:style-name="P8"><text:tab/>http://www.itl.nist.gov/div898/handbook/pmc/section5/pmc541.htm</text:p>
        <text:p text:style-name="P8"><text:tab/>[3] "Introduction to probability and statistics for engineers and scientists", Sheldon Ross</text:p>
        <text:p text:style-name="P8"/>
        <text:p text:style-name="P5">Changelog</text:p>
        <text:p text:style-name="P9"><text:tab/><text:span text:style-name="T5">1.0 – Initial Version</text:span></text:p>
        <text:p text:style-name="P9"/>
        <text:p text:style-name="P5">Copyright</text:p>
        <text:p text:style-name="P4"><text:tab/>Copyright (C) 2012-2013 - Michael Baudin</text:p>
        <text:p text:style-name="P4"> <text:tab/>Copyright (C) 2009-2010 - DIGITEO - Michael Baudin</text:p>
        <text:p text:style-name="P4"> <text:tab/>Copyright (C) 1993 - 1995 - Anders Holtsberg</text:p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DejaVu Sans Mono"/>
    <style:font-face style:name="Liberation Serif" svg:font-family="Liberation Serif"/>
    <style:font-face style:name="Arial" svg:font-family="Arial"/>
    <style:font-face style:name="Nimbus Sans L" svg:font-family="Nimbus Sans L"/>
    <style:font-face style:name="Courier New" svg:font-family="Courier New"/>
    <style:font-face style:name="StarSymbol" svg:font-family="StarSymbol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" style:display-name="Bullet Symbols_text_text_text_text_text" style:next-style-name="Bullet-Symbols-text-text-text-text-text">
      <style:text-properties style:font-name="StarSymbol" fo:font-size="9pt"/>
    </style:style>
    <style:style style:family="text" style:name="Teletype-text-text-text-text-text" style:display-name="Teletype_text_text_text_text_text" style:next-style-name="Teletype-text-text-text-text-text">
      <style:text-properties style:font-name="DejaVu Sans Mono"/>
    </style:style>
    <style:style style:family="text" style:name="Internet-link-text-text-text-text-text-text-text" style:display-name="Internet link_text_text_text_text_text_text_text" style:next-style-name="Internet-link-text-text-text-text-text-text-text">
      <style:text-properties fo:color="#000080" style:text-underline-type="single"/>
    </style:style>
    <style:style style:family="text" style:name="Source-Text-text-text-text-text-text" style:display-name="Source Text_text_text_text_text_text" style:next-style-name="Source-Text-text-text-text-text-text">
      <style:text-properties style:font-name="Courier New"/>
    </style:style>
    <style:style style:family="text" style:name="Citation-text-text-text-text-text-text-text" style:display-name="Citation_text_text_text_text_text_text_text" style:next-style-name="Citation-text-text-text-text-text-text-text">
      <style:text-properties fo:font-style="italic"/>
    </style:style>
    <style:style style:family="text" style:name="Bullet-Symbols-text-text-text-text-text-text-text" style:display-name="Bullet Symbols_text_text_text_text_text_text_text" style:next-style-name="Bullet-Symbols-text-text-text-text-text-text-text">
      <style:text-properties style:font-name="OpenSymbol"/>
    </style:style>
    <style:style style:family="paragraph" style:name="code" style:display-name="code" style:parent-style-name="Text-body" style:next-style-name="code">
      <style:paragraph-properties fo:text-align="justify"/>
      <style:text-properties style:font-name="Courier New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Normal" style:display-name="Normal"/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language="fr" fo:country="FR" fo:font-weight="bold"/>
    </style:style>
    <style:style style:family="paragraph" style:name="Contents-Heading" style:display-name="Contents Heading" style:parent-style-name="Heading" style:next-style-name="Contents-Heading">
      <style:text-properties fo:font-size="16pt" fo:font-weight="bold"/>
    </style:style>
    <style:style style:family="paragraph" style:name="Plain-Text" style:display-name="Plain Text" style:parent-style-name="Normal">
      <style:text-properties style:font-name="Courier New"/>
    </style:style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language="fr" fo:country="FR" fo:font-weight="bold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Heading-4" style:display-name="Heading 4" style:parent-style-name="Heading" style:next-style-name="Text-body">
      <style:text-properties fo:font-size="12pt" fo:font-style="italic" fo:font-weight="bold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Preformatted-Text" style:display-name="Preformatted Text" style:parent-style-name="Normal" style:next-style-name="Preformatted-Text">
      <style:text-properties style:font-name="Courier New" fo:font-size="10pt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2-07-26T09:52:17.95</meta:creation-date>
    <dc:date>2013-02-12T09:39:18</dc:date>
  </office:meta>
</office:document-meta>
</file>